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55000001E0E61071CA87A69215.png" manifest:media-type="image/png"/>
  <manifest:file-entry manifest:full-path="Pictures/1000000000000355000001E09FB758B6B5A5F5A3.png" manifest:media-type="image/png"/>
  <manifest:file-entry manifest:full-path="Pictures/1000000000000355000001E03A9CA51726B990A5.png" manifest:media-type="image/png"/>
  <manifest:file-entry manifest:full-path="Pictures/1000000000000355000001E0BAD3DE8F395AE2B0.png" manifest:media-type="image/png"/>
  <manifest:file-entry manifest:full-path="Pictures/1000000000000355000001E06567982419E56EFF.png" manifest:media-type="image/png"/>
  <manifest:file-entry manifest:full-path="Pictures/100000000000047000000280B7F6019995663AB9.png" manifest:media-type="image/png"/>
  <manifest:file-entry manifest:full-path="Pictures/10000000000004700000028058AE8624300311A5.png" manifest:media-type="image/png"/>
  <manifest:file-entry manifest:full-path="Pictures/1000000000000355000001E0C48B54ECFDC040DF.png" manifest:media-type="image/png"/>
  <manifest:file-entry manifest:full-path="Pictures/1000000000000355000001E0512C12348E1117B1.png" manifest:media-type="image/png"/>
  <manifest:file-entry manifest:full-path="Pictures/1000000000000355000001E0BE9A7B7426C4FD2E.png" manifest:media-type="image/png"/>
  <manifest:file-entry manifest:full-path="Pictures/1000000000000355000001E04472921E6DE90AA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5.0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0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05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198cm" fo:min-width="3.947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5.0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" style:family="graphic" style:parent-style-name="standard" style:list-style-name="L1">
      <style:graphic-properties draw:stroke="solid" svg:stroke-width="0.106cm" svg:stroke-color="#ff0000" draw:marker-start="" draw:marker-start-width="0.359cm" draw:marker-start-center="false" draw:marker-end="" draw:marker-end-width="0.359cm" draw:marker-end-center="false" draw:fill="solid" draw:fill-color="#729fcf" draw:opacity="0%" draw:textarea-horizontal-align="justify" draw:textarea-vertical-align="middle" draw:auto-grow-height="false" fo:min-height="0.186cm" fo:min-width="27.136cm" fo:padding-top="0.178cm" fo:padding-bottom="0.178cm" fo:padding-left="0.303cm" fo:padding-right="0.303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106cm" svg:stroke-color="#ff0000" draw:marker-start="" draw:marker-start-width="0.359cm" draw:marker-start-center="false" draw:marker-end="" draw:marker-end-width="0.359cm" draw:marker-end-center="false" draw:fill="solid" draw:fill-color="#729fcf" draw:opacity="0%" draw:textarea-horizontal-align="justify" draw:textarea-vertical-align="middle" draw:auto-grow-height="false" fo:min-height="1.088cm" fo:min-width="26.838cm" fo:padding-top="0.178cm" fo:padding-bottom="0.178cm" fo:padding-left="0.303cm" fo:padding-right="0.303cm" draw:shadow="hidden" draw:shadow-offset-x="0.2cm" draw:shadow-offset-y="0.2cm" draw:shadow-color="#808080"/>
    </style:style>
    <style:style style:name="gr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6.17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3.855cm" fo:min-width="11.429cm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57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39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5.652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4.49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6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9.612cm" fo:min-width="7.202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373cm" fo:min-width="24.394cm" fo:padding-top="0.178cm" fo:padding-bottom="0.178cm" fo:padding-left="0.303cm" fo:padding-right="0.303cm"/>
    </style:style>
    <style:style style:name="gr1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76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9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54cm" fo:min-width="10.194cm" fo:padding-top="0.178cm" fo:padding-bottom="0.178cm" fo:padding-left="0.303cm" fo:padding-right="0.303cm"/>
    </style:style>
    <style:style style:name="gr2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6.31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1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522cm" fo:min-width="3.072cm" fo:padding-top="0.142cm" fo:padding-bottom="0.142cm" fo:padding-left="0.267cm" fo:padding-right="0.267cm"/>
    </style:style>
    <style:style style:name="gr2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3.74cm" fo:min-width="3.594cm" fo:padding-top="0.178cm" fo:padding-bottom="0.178cm" fo:padding-left="0.303cm" fo:padding-right="0.303cm"/>
    </style:style>
    <style:style style:name="gr2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6.69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7.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6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044cm" fo:min-width="3.794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844cm" fo:min-width="10.594cm" fo:padding-top="0.178cm" fo:padding-bottom="0.178cm" fo:padding-left="0.303cm" fo:padding-right="0.303cm"/>
    </style:style>
    <style:style style:name="gr28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3.452cm" fo:padding-top="0.142cm" fo:padding-bottom="0.142cm" fo:padding-left="0.267cm" fo:padding-right="0.267cm"/>
    </style:style>
    <style:style style:name="gr29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194cm" fo:min-width="0cm" fo:padding-top="0.178cm" fo:padding-bottom="0.178cm" fo:padding-left="0.303cm" fo:padding-right="0.303cm"/>
    </style:style>
    <style:style style:name="gr3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83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1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044cm" fo:min-width="24.1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4.844cm" fo:min-width="0.594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5.244cm" fo:min-width="24.194cm" fo:padding-top="0.178cm" fo:padding-bottom="0.178cm" fo:padding-left="0.303cm" fo:padding-right="0.303cm"/>
    </style:style>
    <style:style style:name="gr3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2.24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5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244cm" fo:min-width="11.594cm" fo:padding-top="0.178cm" fo:padding-bottom="0.178cm" fo:padding-left="0.303cm" fo:padding-right="0.303cm"/>
    </style:style>
    <style:style style:name="gr36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4.652cm" fo:padding-top="0.142cm" fo:padding-bottom="0.142cm" fo:padding-left="0.267cm" fo:padding-right="0.267cm"/>
    </style:style>
    <style:style style:name="gr37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2.14cm" fo:min-width="11.994cm" fo:padding-top="0.178cm" fo:padding-bottom="0.178cm" fo:padding-left="0.303cm" fo:padding-right="0.303cm"/>
    </style:style>
    <style:style style:name="gr3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28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9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38cm" fo:min-width="5.57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84cm" fo:min-width="4.83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84cm" fo:min-width="2.98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444cm" fo:min-width="11.594cm" fo:padding-top="0.178cm" fo:padding-bottom="0.178cm" fo:padding-left="0.303cm" fo:padding-right="0.303cm"/>
    </style:style>
    <style:style style:name="gr43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3.651cm" fo:padding-top="0.142cm" fo:padding-bottom="0.142cm" fo:padding-left="0.267cm" fo:padding-right="0.267cm"/>
    </style:style>
    <style:style style:name="gr44" style:family="graphic" style:parent-style-name="standard">
      <style:graphic-properties svg:stroke-width="0.106cm" svg:stroke-color="#ff0000" draw:marker-start-width="0.359cm" draw:marker-end-width="0.359cm" svg:stroke-opacity="0%" draw:opacity="0%" draw:textarea-horizontal-align="justify" draw:textarea-vertical-align="middle" draw:auto-grow-height="false" fo:min-height="3.244cm" fo:min-width="2.794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ff0000" draw:marker-start-width="0.359cm" draw:marker-end-width="0.359cm" svg:stroke-opacity="0%" draw:opacity="0%" draw:textarea-horizontal-align="justify" draw:textarea-vertical-align="middle" draw:auto-grow-height="false" fo:min-height="6.644cm" fo:min-width="7.594cm" fo:padding-top="0.178cm" fo:padding-bottom="0.178cm" fo:padding-left="0.303cm" fo:padding-right="0.303cm"/>
    </style:style>
    <style:style style:name="gr4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9.28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solid" draw:fill-color="#ccffff" draw:opacity="70%"/>
      <style:paragraph-properties fo:text-align="center"/>
      <style:text-properties fo:color="#ff0000" style:font-name="メイリオ" fo:font-size="16pt" style:font-name-asian="メイリオ" style:font-size-asian="16pt" style:font-size-complex="16pt"/>
    </style:style>
    <style:style style:name="P3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ヒラギノ明朝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ccffff" draw:opacity="70%"/>
      <style:paragraph-properties fo:text-align="center"/>
      <style:text-properties fo:color="#ff0000" style:font-name="メイリオ" fo:font-size="16pt" style:font-name-asian="メイリオ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-color="#ccffff" draw:opacity="70%"/>
      <style:paragraph-properties fo:text-align="center"/>
      <style:text-properties fo:color="#ff0000" style:font-name="メイリオ" fo:font-size="14pt" style:font-name-asian="メイリオ" style:font-size-asian="14pt" style:font-size-complex="14pt"/>
    </style:style>
    <style:style style:name="P9" style:family="paragraph">
      <style:paragraph-properties fo:text-align="center"/>
      <style:text-properties style:font-size-asian="16pt"/>
    </style:style>
    <style:style style:name="P10" style:family="paragraph">
      <loext:graphic-properties draw:opacity="0%"/>
      <style:paragraph-properties fo:text-align="center"/>
      <style:text-properties fo:color="#ff0000" style:font-name="メイリオ" fo:font-size="16pt" fo:letter-spacing="-0.03cm" fo:text-shadow="1pt 1pt" fo:background-color="transparent" style:font-name-asian="メイリオ" style:font-size-asian="16pt" style:font-size-complex="16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loext:graphic-properties draw:fill-color="#ccffff" draw:opacity="70%"/>
      <style:paragraph-properties fo:text-align="center"/>
      <style:text-properties fo:color="#ff0000" style:font-name="メイリオ" fo:font-size="12pt" style:font-name-asian="メイリオ" style:font-size-asian="12pt" style:font-size-complex="12pt"/>
    </style:style>
    <style:style style:name="P13" style:family="paragraph">
      <style:paragraph-properties fo:text-align="center"/>
      <style:text-properties style:font-size-asian="20pt"/>
    </style:style>
    <style:style style:name="P14" style:family="paragraph">
      <loext:graphic-properties draw:opacity="0%"/>
      <style:paragraph-properties fo:text-align="center"/>
      <style:text-properties fo:color="#ff0000" style:font-name="メイリオ" fo:font-size="20pt" fo:letter-spacing="0.12cm" fo:text-shadow="1pt 1pt" fo:background-color="transparent" style:font-name-asian="メイリオ" style:font-size-asian="20pt" style:font-size-complex="20pt"/>
    </style:style>
    <style:style style:name="P15" style:family="paragraph">
      <loext:graphic-properties draw:fill="solid" draw:fill-color="#ccffff" draw:opacity="85%"/>
      <style:paragraph-properties fo:text-align="center"/>
      <style:text-properties fo:color="#ff0000" style:font-name="メイリオ" fo:font-size="16pt" style:font-name-asian="メイリオ" style:font-size-asian="16pt" style:font-size-complex="16pt"/>
    </style:style>
    <style:style style:name="T1" style:family="text">
      <style:text-properties fo:color="#ff0000" style:font-name="メイリオ" fo:font-size="16pt" style:font-name-asian="メイリオ" style:font-size-asian="16pt" style:font-size-complex="16pt"/>
    </style:style>
    <style:style style:name="T2" style:family="text">
      <style:text-properties fo:color="#ff0000" style:font-name="メイリオ" fo:font-size="16pt" style:font-name-asian="メイリオ"/>
    </style:style>
    <style:style style:name="T3" style:family="text">
      <style:text-properties fo:color="#ff0000" style:font-name="メイリオ" fo:font-size="14pt" style:font-name-asian="メイリオ" style:font-size-asian="14pt" style:font-size-complex="14pt"/>
    </style:style>
    <style:style style:name="T4" style:family="text">
      <style:text-properties fo:color="#ff0000" style:font-name="メイリオ" fo:font-size="16pt" fo:letter-spacing="-0.03cm" fo:text-shadow="1pt 1pt" fo:background-color="transparent" style:font-name-asian="メイリオ" style:font-size-asian="16pt" style:font-size-complex="16pt"/>
    </style:style>
    <style:style style:name="T5" style:family="text">
      <style:text-properties fo:color="#ff0000" style:font-name="メイリオ" fo:font-size="12pt" style:font-name-asian="メイリオ" style:font-size-asian="12pt" style:font-size-complex="12pt"/>
    </style:style>
    <style:style style:name="T6" style:family="text">
      <style:text-properties fo:color="#ff0000" style:font-name="メイリオ" fo:font-size="20pt" fo:letter-spacing="0.12cm" fo:text-shadow="1pt 1pt" fo:background-color="transparent" style:font-name-asian="メイリオ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6.04cm" svg:height="2.2cm" svg:x="18.4cm" svg:y="2cm">
          <text:p text:style-name="P1"><text:span text:style-name="T1">プロジェクト名</text:span></text:p>
          <text:p text:style-name="P1"><text:span text:style-name="T1">Project name</text:span></text:p>
          <draw:enhanced-geometry svg:viewBox="0 0 21600 21600" draw:mirror-horizontal="false" draw:mirror-vertical="false" draw:text-areas="800 800 20800 20800" draw:type="round-rectangular-callout" draw:modifiers="24056.4145009104 -14151.3857337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6.04cm" svg:height="2cm" svg:x="11.8cm" svg:y="3cm">
          <text:p text:style-name="P1"><text:span text:style-name="T1">ステータス</text:span></text:p>
          <text:p text:style-name="P1"><text:span text:style-name="T1">Status</text:span></text:p>
          <draw:enhanced-geometry svg:viewBox="0 0 21600 21600" draw:mirror-horizontal="false" draw:mirror-vertical="false" draw:text-areas="800 800 20800 20800" draw:type="round-rectangular-callout" draw:modifiers="16562.0261546102 -26597.9010494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03cm" svg:height="2cm" svg:x="0cm" svg:y="2.8cm">
          <text:p text:style-name="P1"><text:span text:style-name="T1">ヒント</text:span></text:p>
          <text:p text:style-name="P1"><text:span text:style-name="T1"><text:s/></text:span><text:span text:style-name="T1">Hint</text:span></text:p>
          <draw:enhanced-geometry svg:viewBox="0 0 21600 21600" draw:mirror-horizontal="false" draw:mirror-vertical="false" draw:text-areas="800 800 20800 20800" draw:type="round-rectangular-callout" draw:modifiers="5032.00132647986 -25399.700149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6.04cm" svg:height="2.2cm" svg:x="1cm" svg:y="9.2cm">
          <text:p text:style-name="P1"><text:span text:style-name="T1">メニュー</text:span></text:p>
          <text:p text:style-name="P1"><text:span text:style-name="T1">Menus</text:span></text:p>
          <draw:enhanced-geometry svg:viewBox="0 0 21600 21600" draw:mirror-horizontal="false" draw:mirror-vertical="false" draw:text-areas="800 800 20800 20800" draw:type="round-rectangular-callout" draw:modifiers="2560.10594272471 49971.467514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6.04cm" svg:height="2.2cm" svg:x="8cm" svg:y="9cm">
          <text:p text:style-name="P1"><text:span text:style-name="T1">エディタ</text:span><text:span text:style-name="T1"><text:line-break/></text:span><text:span text:style-name="T1">Editors</text:span></text:p>
          <draw:enhanced-geometry svg:viewBox="0 0 21600 21600" draw:mirror-horizontal="false" draw:mirror-vertical="false" draw:text-areas="800 800 20800 20800" draw:type="round-rectangular-callout" draw:modifiers="18750.2731335872 52375.8291685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6.04cm" svg:height="2cm" svg:x="16.4cm" svg:y="9.2cm">
          <text:p text:style-name="P1"><text:span text:style-name="T1">Run</text:span><text:span text:style-name="T1">モード</text:span><text:span text:style-name="T1"><text:line-break/></text:span><text:span text:style-name="T1">Rum mode</text:span></text:p>
          <draw:enhanced-geometry svg:viewBox="0 0 21600 21600" draw:mirror-horizontal="false" draw:mirror-vertical="false" draw:text-areas="800 800 20800 20800" draw:type="round-rectangular-callout" draw:modifiers="10479.9867571594 55214.3928035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839cm" svg:height="1.6cm" svg:x="22.773cm" svg:y="8.918cm">
          <text:p text:style-name="P1"><text:span text:style-name="T1">Undo/Redo</text:span></text:p>
          <draw:enhanced-geometry svg:viewBox="0 0 21600 21600" draw:mirror-horizontal="false" draw:mirror-vertical="false" draw:text-areas="800 800 20800 20800" draw:type="round-rectangular-callout" draw:modifiers="15485.9504132231 71302.93566520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6.04cm" svg:height="2.2cm" svg:x="5.76cm" svg:y="5.2cm">
          <text:p text:style-name="P1"><text:span text:style-name="T1">トップバー</text:span></text:p>
          <text:p text:style-name="P1"><text:span text:style-name="T1">Top bar</text:span></text:p>
          <draw:enhanced-geometry svg:viewBox="0 0 21600 21600" draw:mirror-horizontal="false" draw:mirror-vertical="false" draw:text-areas="800 800 20800 20800" draw:type="round-rectangular-callout" draw:modifiers="11534.7790100977 -44789.8228078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6.04cm" svg:height="2.4cm" svg:x="13.4cm" svg:y="6cm">
          <text:p text:style-name="P1"><text:span text:style-name="T1">ボトムバー</text:span></text:p>
          <text:p text:style-name="P1"><text:span text:style-name="T1">Bottom bar</text:span></text:p>
          <draw:enhanced-geometry svg:viewBox="0 0 21600 21600" draw:mirror-horizontal="false" draw:mirror-vertical="false" draw:text-areas="800 800 20800 20800" draw:type="round-rectangular-callout" draw:modifiers="7494.38834630028 70386.6722199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27.8cm" svg:height="0.6cm" svg:x="0.079cm" svg:y="0.0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7.6cm" svg:height="1.6cm" svg:x="0.199cm" svg:y="13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7.24cm" svg:height="2.2cm" svg:x="20.2cm" svg:y="5.6cm">
          <text:p text:style-name="P1"><text:span text:style-name="T1">プロジェクトステータス</text:span></text:p>
          <text:p text:style-name="P1"><text:span text:style-name="T1">Project status</text:span></text:p>
          <draw:enhanced-geometry svg:viewBox="0 0 21600 21600" draw:mirror-horizontal="false" draw:mirror-vertical="false" draw:text-areas="800 800 20800 20800" draw:type="round-rectangular-callout" draw:modifiers="21683.5243750863 -49922.3989095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>
        <draw:custom-shape draw:style-name="gr10" draw:text-style-name="P5" draw:layer="layout" svg:width="12.035cm" svg:height="14.211cm" svg:x="0.8cm" svg:y="1.1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6cm" svg:height="2cm" svg:x="10.2cm" svg:y="1cm">
          <text:p text:style-name="P1"><text:span text:style-name="T1">プロジェクト新規作成</text:span></text:p>
          <text:p text:style-name="P1"><text:span text:style-name="T1">New project</text:span></text:p>
          <draw:enhanced-geometry svg:viewBox="0 0 21600 21600" draw:mirror-horizontal="false" draw:mirror-vertical="false" draw:text-areas="800 800 20800 20800" draw:type="round-rectangular-callout" draw:modifiers="24581.0028783518 6001.79910044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layer="layout" svg:width="6.4cm" svg:height="2cm" svg:x="11cm" svg:y="9.4cm">
          <text:p text:style-name="P1"><text:span text:style-name="T1">ファイル操作</text:span></text:p>
          <text:p text:style-name="P1"><text:span text:style-name="T1">File operations</text:span></text:p>
          <draw:enhanced-geometry svg:viewBox="0 0 21600 21600" draw:mirror-horizontal="false" draw:mirror-vertical="false" draw:text-areas="800 800 20800 20800" draw:type="round-rectangular-callout" draw:modifiers="12411.310732698 -16677.6611694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03cm" svg:height="2cm" svg:x="21.2cm" svg:y="13.6cm">
          <text:p text:style-name="P1"><text:span text:style-name="T1">フォルダタブ</text:span></text:p>
          <text:p text:style-name="P1"><text:span text:style-name="T1">Folder tabs</text:span></text:p>
          <draw:enhanced-geometry svg:viewBox="0 0 21600 21600" draw:mirror-horizontal="false" draw:mirror-vertical="false" draw:text-areas="800 800 20800 20800" draw:type="round-rectangular-callout" draw:modifiers="-3814.29282042779 7232.38380809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" draw:layer="layout" svg:width="6.2cm" svg:height="2cm" svg:x="11cm" svg:y="13.6cm">
          <text:p text:style-name="P1"><text:span text:style-name="T1">プロジェクトコメント</text:span></text:p>
          <text:p text:style-name="P1"><text:span text:style-name="T1">Project comments</text:span></text:p>
          <draw:enhanced-geometry svg:viewBox="0 0 21600 21600" draw:mirror-horizontal="false" draw:mirror-vertical="false" draw:text-areas="800 800 20800 20800" draw:type="round-rectangular-callout" draw:modifiers="-1351.52394775036 -7804.49775112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6.4cm" svg:height="2.2cm" svg:x="1cm" svg:y="1.4cm">
          <text:p text:style-name="P1"><text:span text:style-name="T2">プロジェクト情報</text:span></text:p>
          <text:p text:style-name="P1"><text:span text:style-name="T2">Project 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6.4cm" svg:height="2.2cm" svg:x="19cm" svg:y="10.8cm">
          <text:p text:style-name="P1"><text:span text:style-name="T2">ファイルリスト</text:span></text:p>
          <text:p text:style-name="P1"><text:span text:style-name="T2">File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43cm" svg:height="2cm" svg:x="11.8cm" svg:y="3.8cm">
          <text:p text:style-name="P1"><text:span text:style-name="T1">スクリーンショット</text:span></text:p>
          <text:p text:style-name="P1"><text:span text:style-name="T1">Screenshot</text:span></text:p>
          <draw:enhanced-geometry svg:viewBox="0 0 21600 21600" draw:mirror-horizontal="false" draw:mirror-vertical="false" draw:text-areas="800 800 20800 20800" draw:type="round-rectangular-callout" draw:modifiers="-624.415393113607 32070.7646176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7.808cm" svg:height="9.968cm" svg:x="17.792cm" svg:y="3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>
        <draw:custom-shape draw:style-name="gr14" draw:text-style-name="P6" draw:layer="layout" svg:width="6.4cm" svg:height="2.2cm" svg:x="19cm" svg:y="1.6cm">
          <text:p text:style-name="P1"><text:span text:style-name="T2">コードエリア</text:span></text:p>
          <text:p text:style-name="P1"><text:span text:style-name="T2">Code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25cm" svg:height="10.729cm" svg:x="0.68cm" svg:y="1.27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8cm" svg:height="2cm" svg:x="1cm" svg:y="8.2cm">
          <text:p text:style-name="P1"><text:span text:style-name="T1">コード選択</text:span></text:p>
          <text:p text:style-name="P1"><text:span text:style-name="T1">Code selection</text:span></text:p>
          <draw:enhanced-geometry svg:viewBox="0 0 21600 21600" draw:mirror-horizontal="false" draw:mirror-vertical="false" draw:text-areas="800 800 20800 20800" draw:type="round-rectangular-callout" draw:modifiers="2210.4984561094 46222.4887556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6.6cm" svg:height="2cm" svg:x="8.8cm" svg:y="8.6cm">
          <text:p text:style-name="P1"><text:span text:style-name="T1">エディットツール</text:span></text:p>
          <text:p text:style-name="P1"><text:span text:style-name="T1">Editing tools</text:span></text:p>
          <draw:enhanced-geometry svg:viewBox="0 0 21600 21600" draw:mirror-horizontal="false" draw:mirror-vertical="false" draw:text-areas="800 800 20800 20800" draw:type="round-rectangular-callout" draw:modifiers="-3475.10983184366 41559.2203898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標準">
        <draw:custom-shape draw:style-name="gr19" draw:text-style-name="P5" draw:layer="layout" svg:width="10.8cm" svg:height="10.896cm" svg:x="5.135cm" svg:y="1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20.6cm" svg:y="1.6cm">
          <text:p text:style-name="P1"><text:span text:style-name="T2">Gfx</text:span><text:span text:style-name="T2">ビュー</text:span></text:p>
          <text:p text:style-name="P1"><text:span text:style-name="T2">Gfx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7.4cm" svg:height="2.4cm" svg:x="6.4cm" svg:y="8.4cm">
          <text:p text:style-name="P1"><text:span text:style-name="T1">描画ツール</text:span></text:p>
          <text:p text:style-name="P1"><text:span text:style-name="T1">Drawing tools</text:span></text:p>
          <draw:enhanced-geometry svg:viewBox="0 0 21600 21600" draw:mirror-horizontal="false" draw:mirror-vertical="false" draw:text-areas="800 800 20800 20800" draw:type="round-rectangular-callout" draw:modifiers="12146.8990676936 37298.4589754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5" draw:layer="layout" svg:width="10.8cm" svg:height="10.896cm" svg:x="16.6cm" svg:y="1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9.2cm" svg:y="1.4cm">
          <text:p text:style-name="P1"><text:span text:style-name="T2">エディットビュー</text:span></text:p>
          <text:p text:style-name="P1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3.8cm" svg:height="2cm" svg:x="0.6cm" svg:y="1.4cm">
          <text:p text:style-name="P7"><text:span text:style-name="T3">スタンプビュー</text:span></text:p>
          <text:p text:style-name="P7"><text:span text:style-name="T3">Stamp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4.2cm" svg:height="4.096cm" svg:x="0.4cm" svg:y="1.1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7.8cm" svg:height="2.4cm" svg:x="18.4cm" svg:y="8cm">
          <text:p text:style-name="P1"><text:span text:style-name="T1">Gfx</text:span><text:span text:style-name="T1">選択ツール</text:span></text:p>
          <text:p text:style-name="P1"><text:span text:style-name="T1">Gfx selection tools</text:span></text:p>
          <draw:enhanced-geometry svg:viewBox="0 0 21600 21600" draw:mirror-horizontal="false" draw:mirror-vertical="false" draw:text-areas="800 800 20800 20800" draw:type="round-rectangular-callout" draw:modifiers="8074.04178951417 40321.1995002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5" draw:layer="layout" svg:width="4.2cm" svg:height="4.096cm" svg:x="0.336cm" svg:y="8.0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3.8cm" svg:height="2cm" svg:x="0.512cm" svg:y="8.336cm">
          <text:p text:style-name="P7"><text:span text:style-name="T3">カラーパレット</text:span></text:p>
          <text:p text:style-name="P7"><text:span text:style-name="T3">Color pa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標準">
        <draw:custom-shape draw:style-name="gr24" draw:text-style-name="P2" draw:layer="layout" svg:width="6.2cm" svg:height="2.4cm" svg:x="5.751cm" svg:y="9.816cm">
          <text:p text:style-name="P1"><text:span text:style-name="T1">属性ビットパレット</text:span></text:p>
          <text:p text:style-name="P1"><text:span text:style-name="T1">Attribute bit palette</text:span></text:p>
          <draw:enhanced-geometry svg:viewBox="0 0 21600 21600" draw:mirror-horizontal="false" draw:mirror-vertical="false" draw:text-areas="800 800 20800 20800" draw:type="round-rectangular-callout" draw:modifiers="-3814.22351233672 9230.15410245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" draw:layer="layout" svg:width="9cm" svg:height="2.4cm" svg:x="6.8cm" svg:y="5.2cm">
          <text:p text:style-name="P1"><text:span text:style-name="T1">チップ単位の属性ビットの値</text:span></text:p>
          <text:p text:style-name="P1"><text:span text:style-name="T1">Attribute bit value per chip</text:span></text:p>
          <draw:enhanced-geometry svg:viewBox="0 0 21600 21600" draw:mirror-horizontal="false" draw:mirror-vertical="false" draw:text-areas="800 800 20800 20800" draw:type="round-rectangular-callout" draw:modifiers="5725.76380402178 -12513.7859225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0" draw:layer="layout" svg:width="4.4cm" svg:height="2.4cm" svg:x="0.2cm" svg:y="10cm">
          <text:p text:style-name="P9"><text:span text:style-name="T4">０　１　２　３</text:span></text:p>
          <text:p text:style-name="P9"><text:span text:style-name="T4">４　５　６　７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標準">
        <draw:custom-shape draw:style-name="gr27" draw:text-style-name="P5" draw:layer="layout" svg:width="11.2cm" svg:height="11.2cm" svg:x="4.885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20.632cm" svg:y="1.592cm">
          <text:p text:style-name="P1"><text:span text:style-name="T2">Gfx</text:span><text:span text:style-name="T2">ビュー</text:span></text:p>
          <text:p text:style-name="P1"><text:span text:style-name="T2">Gfx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7.4cm" svg:height="2.4cm" svg:x="8.2cm" svg:y="6.2cm">
          <text:p text:style-name="P1"><text:span text:style-name="T1">配置ツール</text:span></text:p>
          <text:p text:style-name="P1"><text:span text:style-name="T1">Drawing tools</text:span></text:p>
          <draw:enhanced-geometry svg:viewBox="0 0 21600 21600" draw:mirror-horizontal="false" draw:mirror-vertical="false" draw:text-areas="800 800 20800 20800" draw:type="round-rectangular-callout" draw:modifiers="16982.894203486 56514.4523115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11.2cm" svg:height="11.2cm" svg:x="16.4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9.232cm" svg:y="1.392cm">
          <text:p text:style-name="P1"><text:span text:style-name="T2">エディットビュー</text:span></text:p>
          <text:p text:style-name="P1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3.8cm" svg:height="2cm" svg:x="0.632cm" svg:y="1.392cm">
          <text:p text:style-name="P7"><text:span text:style-name="T3">スタンプビュー</text:span></text:p>
          <text:p text:style-name="P7"><text:span text:style-name="T3">Stamp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4.2cm" svg:height="4.096cm" svg:x="0.432cm" svg:y="1.09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7.8cm" svg:height="2.4cm" svg:x="18.432cm" svg:y="7.992cm">
          <text:p text:style-name="P1"><text:span text:style-name="T1">Gfx</text:span><text:span text:style-name="T1">選択ツール</text:span></text:p>
          <text:p text:style-name="P1"><text:span text:style-name="T1">Gfx selection tools</text:span></text:p>
          <draw:enhanced-geometry svg:viewBox="0 0 21600 21600" draw:mirror-horizontal="false" draw:mirror-vertical="false" draw:text-areas="800 800 20800 20800" draw:type="round-rectangular-callout" draw:modifiers="8074.04178951417 40321.1995002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2" draw:layer="layout" svg:width="4.2cm" svg:height="2.2cm" svg:x="0.416cm" svg:y="7.688cm">
          <text:p text:style-name="P11"><text:span text:style-name="T5">Map</text:span><text:span text:style-name="T5">選択ビュー</text:span></text:p>
          <text:p text:style-name="P11"><text:span text:style-name="T5">Map selection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4.2cm" svg:height="4.096cm" svg:x="0.4cm" svg:y="6.7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6.2cm" svg:height="2.4cm" svg:x="5.4cm" svg:y="9.4cm">
          <text:p text:style-name="P1"><text:span text:style-name="T1">Map</text:span><text:span text:style-name="T1">カーソルキー</text:span></text:p>
          <text:p text:style-name="P1"><text:span text:style-name="T1">Map cursor keys</text:span></text:p>
          <draw:enhanced-geometry svg:viewBox="0 0 21600 21600" draw:mirror-horizontal="false" draw:mirror-vertical="false" draw:text-areas="800 800 20800 20800" draw:type="round-rectangular-callout" draw:modifiers="-3277.793904209 26574.92711370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5" draw:layer="layout" svg:width="0.541cm" svg:height="0.55cm" svg:x="16.531cm" svg:y="1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5.8cm" svg:height="2.4cm" svg:x="16.8cm" svg:y="4.4cm">
          <text:p text:style-name="P1"><text:span text:style-name="T1">チップ番号：</text:span><text:span text:style-name="T1">0</text:span></text:p>
          <text:p text:style-name="P1"><text:span text:style-name="T1">Chip number</text:span><text:span text:style-name="T1">：</text:span><text:span text:style-name="T1">0</text:span></text:p>
          <draw:enhanced-geometry svg:viewBox="0 0 21600 21600" draw:mirror-horizontal="false" draw:mirror-vertical="false" draw:text-areas="800 800 20800 20800" draw:type="round-rectangular-callout" draw:modifiers="249.474228581279 -25009.5793419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標準">
        <draw:custom-shape draw:style-name="gr31" draw:text-style-name="P5" draw:layer="layout" svg:width="24.8cm" svg:height="2.4cm" svg:x="1.6cm" svg:y="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2cm" svg:height="5.2cm" svg:x="9.4cm" svg:y="1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24.8cm" svg:height="5.6cm" svg:x="1.6cm" svg:y="1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4.2cm" svg:height="2.2cm" svg:x="23cm" svg:y="11.208cm">
          <text:p text:style-name="P1"><text:span text:style-name="T2">鍵盤</text:span></text:p>
          <text:p text:style-name="P1"><text:span text:style-name="T2">Key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6.4cm" svg:height="2.2cm" svg:x="19.6cm" svg:y="1.6cm">
          <text:p text:style-name="P1"><text:span text:style-name="T2">エディットビュー</text:span></text:p>
          <text:p text:style-name="P1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7.4cm" svg:height="2.4cm" svg:x="1.2cm" svg:y="7.6cm">
          <text:p text:style-name="P1"><text:span text:style-name="T1">エディットツール</text:span></text:p>
          <text:p text:style-name="P1"><text:span text:style-name="T1">Editing tools</text:span></text:p>
          <draw:enhanced-geometry svg:viewBox="0 0 21600 21600" draw:mirror-horizontal="false" draw:mirror-vertical="false" draw:text-areas="800 800 20800 20800" draw:type="round-rectangular-callout" draw:modifiers="11163.3563032023 29237.81757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" draw:layer="layout" svg:width="3cm" svg:height="2.4cm" svg:x="11.952cm" svg:y="2.008cm">
          <text:p text:style-name="P1"><text:span text:style-name="T1">ノート</text:span></text:p>
          <text:p text:style-name="P1"><text:span text:style-name="T1">Note</text:span></text:p>
          <draw:enhanced-geometry svg:viewBox="0 0 21600 21600" draw:mirror-horizontal="false" draw:mirror-vertical="false" draw:text-areas="800 800 20800 20800" draw:type="round-rectangular-callout" draw:modifiers="-8853.04898367211 19368.92961266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12.2cm" svg:height="2.6cm" svg:x="15.2cm" svg:y="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.4cm" svg:height="2.4cm" svg:x="9cm" svg:y="7.8cm">
          <text:p text:style-name="P1"><text:span text:style-name="T1">再生ツール</text:span></text:p>
          <text:p text:style-name="P1"><text:span text:style-name="T1">Playback tools</text:span></text:p>
          <draw:enhanced-geometry svg:viewBox="0 0 21600 21600" draw:mirror-horizontal="false" draw:mirror-vertical="false" draw:text-areas="800 800 20800 20800" draw:type="round-rectangular-callout" draw:modifiers="449.452776651804 28014.3273635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6" draw:layer="layout" svg:width="5.4cm" svg:height="2.2cm" svg:x="19.8cm" svg:y="7cm">
          <text:p text:style-name="P1"><text:span text:style-name="T2">調整キー</text:span></text:p>
          <text:p text:style-name="P1"><text:span text:style-name="T2">Adjustment 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標準">
        <draw:custom-shape draw:style-name="gr37" draw:text-style-name="P5" draw:layer="layout" svg:width="12.6cm" svg:height="12.496cm" svg:x="5.6cm" svg:y="1.1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5.2cm" svg:height="2.4cm" svg:x="6.2cm" svg:y="1.6cm">
          <text:p text:style-name="P1"><text:span text:style-name="T1">デバッグツール</text:span></text:p>
          <text:p text:style-name="P1"><text:span text:style-name="T1">Debug tools</text:span></text:p>
          <draw:enhanced-geometry svg:viewBox="0 0 21600 21600" draw:mirror-horizontal="false" draw:mirror-vertical="false" draw:text-areas="800 800 20800 20800" draw:type="round-rectangular-callout" draw:modifiers="-4879.83080176889 16984.9229487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" draw:layer="layout" svg:width="6.6cm" svg:height="1.75cm" svg:x="1.8cm" svg:y="13.8cm">
          <text:p text:style-name="P1"><text:span text:style-name="T1">ゲームパッドボタン</text:span></text:p>
          <text:p text:style-name="P1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1230.35903650962 -4798.62935465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" draw:layer="layout" svg:width="5.8cm" svg:height="1.8cm" svg:x="18.2cm" svg:y="13.8cm">
          <text:p text:style-name="P1"><text:span text:style-name="T1">ゲームパッドボタン</text:span></text:p>
          <text:p text:style-name="P1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18632.3737286675 -4665.40810660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" draw:layer="layout" svg:width="3.8cm" svg:height="1.8cm" svg:x="18.8cm" svg:y="0.2cm">
          <text:p text:style-name="P1"><text:span text:style-name="T1">ボリューム</text:span></text:p>
          <text:p text:style-name="P1"><text:span text:style-name="T1">Volume</text:span></text:p>
          <draw:enhanced-geometry svg:viewBox="0 0 21600 21600" draw:mirror-horizontal="false" draw:mirror-vertical="false" draw:text-areas="800 800 20800 20800" draw:type="round-rectangular-callout" draw:modifiers="26123.4411996843 25233.9811215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5" draw:layer="layout" svg:width="12.2cm" svg:height="2.8cm" svg:x="5.8cm" svg:y="10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4.399cm" svg:height="2.2cm" svg:x="13.201cm" svg:y="1.6cm">
          <text:p text:style-name="P1"><text:span text:style-name="T2">ログビュー</text:span></text:p>
          <text:p text:style-name="P1"><text:span text:style-name="T2">Lo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6.4cm" svg:height="2.2cm" svg:x="11.2cm" svg:y="11cm">
          <text:p text:style-name="P1"><text:span text:style-name="T2">ログ詳細ビュー</text:span></text:p>
          <text:p text:style-name="P1"><text:span text:style-name="T2">Log details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4" draw:layer="layout" svg:width="3.4cm" svg:height="3.6cm" svg:x="0.552cm" svg:y="7.48cm">
          <text:p text:style-name="P13"><text:span text:style-name="T6">２</text:span></text:p>
          <text:p text:style-name="P13"><text:span text:style-name="T6">０　　１</text:span></text:p>
          <text:p text:style-name="P13"><text:span text:style-name="T6">３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8.2cm" svg:height="7cm" svg:x="19.4cm" svg:y="6.8cm">
          <text:p text:style-name="P13"><text:span text:style-name="T6">６　　　　７</text:span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>４　　　　５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標準">
        <draw:custom-shape draw:style-name="gr38" draw:text-style-name="P2" draw:layer="layout" svg:width="5.2cm" svg:height="2.4cm" svg:x="4cm" svg:y="1.185cm">
          <text:p text:style-name="P1"><text:span text:style-name="T1">メニューボタン</text:span></text:p>
          <text:p text:style-name="P1"><text:span text:style-name="T1">Menu button</text:span></text:p>
          <draw:enhanced-geometry svg:viewBox="0 0 21600 21600" draw:mirror-horizontal="false" draw:mirror-vertical="false" draw:text-areas="800 800 20800 20800" draw:type="round-rectangular-callout" draw:modifiers="-4879.83080176889 16984.9229487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標準">
        <draw:custom-shape draw:style-name="gr46" draw:text-style-name="P15" draw:layer="layout" svg:width="10.6cm" svg:height="2.4cm" svg:x="10.4cm" svg:y="4.8cm">
          <text:p text:style-name="P1"><text:span text:style-name="T1">「購入」ウィンドウを開くボタン</text:span></text:p>
          <text:p text:style-name="P1"><text:span text:style-name="T1">Button to open purchase window</text:span></text:p>
          <draw:enhanced-geometry svg:viewBox="0 0 21600 21600" draw:mirror-horizontal="false" draw:mirror-vertical="false" draw:text-areas="800 800 20800 20800" draw:type="round-rectangular-callout" draw:modifiers="10314.0458447316 -21608.9962515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標準"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fill-image draw:name="Bitmap_20_1" draw:display-name="Bitmap 1" xlink:href="Pictures/1000000000000355000001E04472921E6DE90AA2.png" xlink:type="simple" xlink:show="embed" xlink:actuate="onLoad"/>
    <draw:fill-image draw:name="Bitmap_20_10" draw:display-name="Bitmap 10" xlink:href="Pictures/1000000000000355000001E0512C12348E1117B1.png" xlink:type="simple" xlink:show="embed" xlink:actuate="onLoad"/>
    <draw:fill-image draw:name="Bitmap_20_11" draw:display-name="Bitmap 11" xlink:href="Pictures/10000000000004700000028058AE8624300311A5.png" xlink:type="simple" xlink:show="embed" xlink:actuate="onLoad"/>
    <draw:fill-image draw:name="Bitmap_20_12" draw:display-name="Bitmap 12" xlink:href="Pictures/100000000000047000000280B7F6019995663AB9.png" xlink:type="simple" xlink:show="embed" xlink:actuate="onLoad"/>
    <draw:fill-image draw:name="Bitmap_20_2" draw:display-name="Bitmap 2" xlink:href="Pictures/1000000000000355000001E0BAD3DE8F395AE2B0.png" xlink:type="simple" xlink:show="embed" xlink:actuate="onLoad"/>
    <draw:fill-image draw:name="Bitmap_20_3" draw:display-name="Bitmap 3" xlink:href="Pictures/1000000000000355000001E06567982419E56EFF.png" xlink:type="simple" xlink:show="embed" xlink:actuate="onLoad"/>
    <draw:fill-image draw:name="Bitmap_20_4" draw:display-name="Bitmap 4" xlink:href="Pictures/1000000000000355000001E0C48B54ECFDC040DF.png" xlink:type="simple" xlink:show="embed" xlink:actuate="onLoad"/>
    <draw:fill-image draw:name="Bitmap_20_5" draw:display-name="Bitmap 5" xlink:href="Pictures/1000000000000355000001E03A9CA51726B990A5.png" xlink:type="simple" xlink:show="embed" xlink:actuate="onLoad"/>
    <draw:fill-image draw:name="Bitmap_20_8" draw:display-name="Bitmap 8" xlink:href="Pictures/1000000000000355000001E0BE9A7B7426C4FD2E.png" xlink:type="simple" xlink:show="embed" xlink:actuate="onLoad"/>
    <draw:fill-image draw:name="Bitmap_20_9" draw:display-name="Bitmap 9" xlink:href="Pictures/1000000000000355000001E09FB758B6B5A5F5A3.png" xlink:type="simple" xlink:show="embed" xlink:actuate="onLoad"/>
    <draw:fill-image draw:name="background" xlink:href="Pictures/1000000000000355000001E0E61071CA87A692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7:41:32.405103645</meta:creation-date>
    <dc:date>2020-02-28T20:54:15.717038543</dc:date>
    <meta:editing-duration>PT2H59M50S</meta:editing-duration>
    <meta:editing-cycles>23</meta:editing-cycles>
    <meta:generator>LibreOffice/6.2.8.2$MacOSX_X86_64 LibreOffice_project/f82ddfca21ebc1e222a662a32b25c0c9d20169ee</meta:generator>
    <meta:document-statistic meta:object-count="116"/>
  </office:meta>
</office:document-meta>
</file>